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9ca05" officeooo:paragraph-rsid="0009ca0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162e" officeooo:paragraph-rsid="000a162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b453" officeooo:paragraph-rsid="000ab45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b453" officeooo:paragraph-rsid="000ab45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9ca05" officeooo:paragraph-rsid="000d4e2c" style:font-size-asian="12pt" style:font-weight-asian="normal" style:font-size-complex="12pt" style:font-weight-complex="normal"/>
    </style:style>
    <style:style style:name="T1" style:family="text">
      <style:text-properties officeooo:rsid="000ab453"/>
    </style:style>
    <style:style style:name="T2" style:family="text">
      <style:text-properties officeooo:rsid="000b9fe1"/>
    </style:style>
    <style:style style:name="T3" style:family="text">
      <style:text-properties officeooo:rsid="000d4e2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4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INST</text:span><text:span text:style-name="T5">I</text:span><text:span text:style-name="T4">TUCIONES</text:span> EDUCATIVAS SE DARA CITA EN LOS PROXIMOS CARNAVALES PEDAGÓGICOS.</text:p>
      <text:p text:style-name="P1"/>
      <text:p text:style-name="P2">100 instituciones educativas del municipio <text:span text:style-name="T2">Araure.</text:span> Se <text:span text:style-name="T2">darán</text:span> cita en los <text:span text:style-name="T2">próximos</text:span> carnavales <text:span text:style-name="T2">pedagógicos</text:span> educando a la comunidad, <text:span text:style-name="T1">en lo que se estarán celebrando desde el 27 de febrero al 1 de marzo en Araure. </text:span></text:p>
      <text:p text:style-name="P2"/>
      <text:p text:style-name="P3">En el marco de la <text:span text:style-name="T2">celebración</text:span> de los carnavales, el alcalde primitivo cedeño en conjunto con su equipo de trabajo y el municipio escolar, dan inicio a la <text:span text:style-name="T2">planificación</text:span> de los carnavales <text:span text:style-name="T2">pedagógicos</text:span> <text:s/>educando en la comunidad en donde <text:span text:style-name="T2">estarán</text:span> participando por un premio que se otorgara al primer lugar de cada nivel educativo.</text:p>
      <text:p text:style-name="P3"/>
      <text:p text:style-name="P3">Estos carnavales <text:span text:style-name="T2">pedagógicos</text:span> contaran con la <text:span text:style-name="T2">participación</text:span> de 100 instituciones educativas del municipio <text:span text:style-name="T2">Araure.</text:span> Las cuales parten desde <text:span text:style-name="T2">educación</text:span> inicial hasta <text:span text:style-name="T2">diversificado</text:span>.</text:p>
      <text:p text:style-name="P3">Estos <text:span text:style-name="T2">desfiles</text:span> <text:span text:style-name="T2">tendrán</text:span> tres etapas en las cuales se <text:span text:style-name="T2">dividirán</text:span> en una fase institucional, circuital y una ultima fase municipal, de esta forma los carnavales <text:span text:style-name="T2">darán</text:span> inicio este 27 de febrero con los <text:span text:style-name="T2">desfiles</text:span> institucionales.</text:p>
      <text:p text:style-name="P3"/>
      <text:p text:style-name="P5">INSTUTUCIONES EDUCATIVAS SE DARA CITA EN LOS PROXIMOS CARNAVALES PEDAGÓGICO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09:00:31.151576465</meta:creation-date>
    <dc:date>2019-02-22T11:10:37.320964348</dc:date>
    <meta:editing-duration>PT18M39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6" meta:word-count="166" meta:character-count="1084" meta:non-whitespace-character-count="922"/>
  </office:meta>
</office:document-meta>
</file>